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f3a7" officeooo:paragraph-rsid="0019f3a7"/>
    </style:style>
    <style:style style:name="P2" style:family="paragraph" style:parent-style-name="Standard">
      <style:text-properties officeooo:rsid="001a5ba7" officeooo:paragraph-rsid="001a5ba7"/>
    </style:style>
    <style:style style:name="P3" style:family="paragraph" style:parent-style-name="Standard">
      <style:text-properties officeooo:rsid="001bd918" officeooo:paragraph-rsid="001bd918"/>
    </style:style>
    <style:style style:name="P4" style:family="paragraph" style:parent-style-name="Table_20_Contents">
      <style:text-properties officeooo:rsid="0018feea" officeooo:paragraph-rsid="0018fe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herapeutic Range</text:p>
          </table:table-cell>
          <table:table-cell table:style-name="Table1.B1" office:value-type="string">
            <text:p text:style-name="P4">0.6 – 1.2 mmol/L</text:p>
          </table:table-cell>
        </table:table-row>
        <table:table-row>
          <table:table-cell table:style-name="Table1.A2" office:value-type="string">
            <text:p text:style-name="P4">Possible Panic Range</text:p>
          </table:table-cell>
          <table:table-cell table:style-name="Table1.B2" office:value-type="string">
            <text:p text:style-name="P4">Toxic &gt; 1.5 mmol/L</text:p>
          </table:table-cell>
        </table:table-row>
        <table:table-row>
          <table:table-cell table:style-name="Table1.A2" office:value-type="string">
            <text:p text:style-name="P4">Method</text:p>
          </table:table-cell>
          <table:table-cell table:style-name="Table1.B2" office:value-type="string">
            <text:p text:style-name="P4">Ion Selective Electrometry (</text:p>
          </table:table-cell>
        </table:table-row>
      </table:table>
      <text:p text:style-name="Standard"/>
      <text:p text:style-name="P2">Logo</text:p>
      <text:p text:style-name="P2"><text:bookmark-start text:name="__DdeLink__221_3533356178"/>Home</text:p>
      <text:p text:style-name="P2">How it works</text:p>
      <text:p text:style-name="P2">News &amp; Blog</text:p>
      <text:p text:style-name="P2">About us</text:p>
      <text:p text:style-name="P2">Contact us<text:bookmark-end text:name="__DdeLink__221_3533356178"/></text:p>
      <text:p text:style-name="P2"/>
      <text:p text:style-name="P2"/>
      <text:p text:style-name="Standard"/>
      <text:p text:style-name="Standard"/>
      <text:p text:style-name="P1">Get your solar bid</text:p>
      <text:p text:style-name="P1"/>
      <text:p text:style-name="P2">Icon</text:p>
      <text:p text:style-name="P2">1. Comming Soon</text:p>
      <text:p text:style-name="P2">2.</text:p>
      <text:p text:style-name="P2">3.</text:p>
      <text:p text:style-name="P2">4.</text:p>
      <text:p text:style-name="P2">5.</text:p>
      <text:p text:style-name="P2"/>
      <text:p text:style-name="P2">Advertisement</text:p>
      <text:p text:style-name="P2"/>
      <text:p text:style-name="P3">Join to Register</text:p>
      <text:p text:style-name="P3"/>
      <text:p text:style-name="P3"><text:bookmark-start text:name="__DdeLink__217_3533356178"/><text:a xlink:type="simple" xlink:href="https://pickmysolar.com/" text:style-name="Internet_20_link" text:visited-style-name="Visited_20_Internet_20_Link">https://pickmysolar.com/</text:a><text:bookmark-end text:name="__DdeLink__217_3533356178"/></text:p>
      <text:p text:style-name="P3"><text:a xlink:type="simple" xlink:href="https://www.angieslist.com/" text:style-name="Internet_20_link" text:visited-style-name="Visited_20_Internet_20_Link">https://www.angieslist.com/</text:a></text:p>
      <text:p text:style-name="P3"><text:bookmark-start text:name="__DdeLink__219_3533356178"/><text:a xlink:type="simple" xlink:href="https://www.hahasmart.com/" text:style-name="Internet_20_link" text:visited-style-name="Visited_20_Internet_20_Link">https://www.hahasmart.com/</text:a><text:bookmark-end text:name="__DdeLink__219_3533356178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2:51:55.616026523</meta:creation-date>
    <dc:date>2019-05-04T08:58:11.032345428</dc:date>
    <meta:editing-duration>PT12H53M35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24" meta:word-count="48" meta:character-count="305" meta:non-whitespace-character-count="280"/>
  </office:meta>
</office:document-meta>
</file>